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075in"/>
    </style:style>
    <style:style style:name="co2" style:family="table-column">
      <style:table-column-properties fo:break-before="auto" style:column-width="1.6618in"/>
    </style:style>
    <style:style style:name="co3" style:family="table-column">
      <style:table-column-properties fo:break-before="auto" style:column-width="3.002in"/>
    </style:style>
    <style:style style:name="co4" style:family="table-column">
      <style:table-column-properties fo:break-before="auto" style:column-width="2.6693in"/>
    </style:style>
    <style:style style:name="co5" style:family="table-column">
      <style:table-column-properties fo:break-before="auto" style:column-width="3.1193in"/>
    </style:style>
    <style:style style:name="co6" style:family="table-column">
      <style:table-column-properties fo:break-before="auto" style:column-width="2.4661in"/>
    </style:style>
    <style:style style:name="co7" style:family="table-column">
      <style:table-column-properties fo:break-before="auto" style:column-width="2.8307in"/>
    </style:style>
    <style:style style:name="co8" style:family="table-column">
      <style:table-column-properties fo:break-before="auto" style:column-width="2.4228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1.2862in"/>
    </style:style>
    <style:style style:name="co11" style:family="table-column">
      <style:table-column-properties fo:break-before="auto" style:column-width="1.0291in"/>
    </style:style>
    <style:style style:name="co12" style:family="table-column">
      <style:table-column-properties fo:break-before="auto" style:column-width="1.3075in"/>
    </style:style>
    <style:style style:name="co13" style:family="table-column">
      <style:table-column-properties fo:break-before="auto" style:column-width="0.6217in"/>
    </style:style>
    <style:style style:name="co14" style:family="table-column">
      <style:table-column-properties fo:break-before="auto" style:column-width="1.372in"/>
    </style:style>
    <style:style style:name="co15" style:family="table-column">
      <style:table-column-properties fo:break-before="auto" style:column-width="1.1146in"/>
    </style:style>
    <style:style style:name="co16" style:family="table-column">
      <style:table-column-properties fo:break-before="auto" style:column-width="2.0689in"/>
    </style:style>
    <style:style style:name="co17" style:family="table-column">
      <style:table-column-properties fo:break-before="auto" style:column-width="1.0075in"/>
    </style:style>
    <style:style style:name="co18" style:family="table-column">
      <style:table-column-properties fo:break-before="auto" style:column-width="3.4626in"/>
    </style:style>
    <style:style style:name="co19" style:family="table-column">
      <style:table-column-properties fo:break-before="auto" style:column-width="2.529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9" table:number-columns-repeated="2" table:default-cell-style-name="Default"/>
        <table:table-row table:style-name="ro1">
          <table:table-cell office:value-type="string" calcext:value-type="string">
            <text:p>Execução</text:p>
          </table:table-cell>
          <table:table-cell table:style-name="ce1" office:value-type="string" calcext:value-type="string">
            <text:p>Acurácia</text:p>
          </table:table-cell>
          <table:table-cell table:style-name="ce1" office:value-type="string" calcext:value-type="string">
            <text:p>Número de support vectors (Classe 1)</text:p>
          </table:table-cell>
          <table:table-cell table:style-name="ce1" office:value-type="string" calcext:value-type="string">
            <text:p>Número de support vectors (Classe 2)</text:p>
          </table:table-cell>
          <table:table-cell table:style-name="ce1" office:value-type="string" calcext:value-type="string">
            <text:p>Tempo de execução (segundos)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Kernel</text:p>
          </table:table-cell>
          <table:table-cell table:style-name="ce1" office:value-type="string" calcext:value-type="string">
            <text:p>Degree</text:p>
          </table:table-cell>
          <table:table-cell table:style-name="ce1" office:value-type="string" calcext:value-type="string">
            <text:p>Gamma</text:p>
          </table:table-cell>
          <table:table-cell table:style-name="ce1" office:value-type="string" calcext:value-type="string">
            <text:p>Coef0</text:p>
          </table:table-cell>
          <table:table-cell table:style-name="ce1" office:value-type="string" calcext:value-type="string">
            <text:p>Shrinking</text:p>
          </table:table-cell>
          <table:table-cell table:style-name="ce1" office:value-type="string" calcext:value-type="string">
            <text:p>Break_ties</text:p>
          </table:table-cell>
          <table:table-cell table:style-name="ce1"/>
          <table:table-cell table:style-name="ce1" office:value-type="string" calcext:value-type="string">
            <text:p>max_num_iteration</text:p>
          </table:table-cell>
          <table:table-cell table:style-name="ce1" office:value-type="string" calcext:value-type="string">
            <text:p>population_size</text:p>
          </table:table-cell>
          <table:table-cell table:style-name="ce1" office:value-type="string" calcext:value-type="string">
            <text:p>mutation_probability</text:p>
          </table:table-cell>
          <table:table-cell table:style-name="ce1" office:value-type="string" calcext:value-type="string">
            <text:p>elit_ratio</text:p>
          </table:table-cell>
          <table:table-cell table:style-name="ce1" office:value-type="string" calcext:value-type="string">
            <text:p>crossover_probability</text:p>
          </table:table-cell>
          <table:table-cell table:style-name="ce1" office:value-type="string" calcext:value-type="string">
            <text:p>parents_portion</text:p>
          </table:table-cell>
          <table:table-cell table:style-name="ce1" office:value-type="string" calcext:value-type="string">
            <text:p>crossover_type</text:p>
          </table:table-cell>
          <table:table-cell table:style-name="ce1" office:value-type="string" calcext:value-type="string">
            <text:p>max_iteration_without_improv</text:p>
          </table:table-cell>
          <table:table-cell/>
          <table:table-cell table:style-name="ce1" office:value-type="string" calcext:value-type="string">
            <text:p>varbound</text:p>
          </table:table-cell>
          <table:table-cell table:style-name="ce1" office:value-type="string" calcext:value-type="string">
            <text:p>vartype</text:p>
          </table:table-cell>
          <table:table-cell/>
          <table:table-cell table:style-name="ce1" office:value-type="string" calcext:value-type="string">
            <text:p>test_siz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float" office:value="0.970760233918129" calcext:value-type="float">
            <text:p>0.970760233918129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4.347971200943" calcext:value-type="float">
            <text:p>24.347971200943</text:p>
          </table:table-cell>
          <table:table-cell table:style-name="ce1" office:value-type="float" office:value="49.4226779440473" calcext:value-type="float">
            <text:p>49.4226779440473</text:p>
          </table:table-cell>
          <table:table-cell table:style-name="ce2" office:value-type="string" calcext:value-type="string">
            <text:p><text:s/>poly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3.0417819836473" calcext:value-type="float">
            <text:p>23.0417819836473</text:p>
          </table:table-cell>
          <table:table-cell table:style-name="ce1" office:value-type="float" office:value="42.1105462191636" calcext:value-type="float">
            <text:p>42.110546219163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3" calcext:value-type="float">
            <text:p>0.3</text:p>
          </table:table-cell>
          <table:table-cell table:style-name="ce1" office:value-type="string" calcext:value-type="string">
            <text:p>uniform</text:p>
          </table:table-cell>
          <table:table-cell table:style-name="ce1" office:value-type="string" calcext:value-type="string">
            <text:p>None</text:p>
          </table:table-cell>
          <table:table-cell/>
          <table:table-cell table:style-name="ce1" office:value-type="string" calcext:value-type="string">
            <text:p>[[1.0, 50.0], [0, 5], [1.0, 50.0],[0.0, 50.0], [0, 1], [0, 1]]</text:p>
          </table:table-cell>
          <table:table-cell table:style-name="ce1" office:value-type="string" calcext:value-type="string">
            <text:p>[['real'], ['int'], ['real'], ['real'], ['int'], ['int']]</text:p>
          </table:table-cell>
          <table:table-cell/>
          <table:table-cell table:style-name="ce1"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float" office:value="0.953216374269006" calcext:value-type="float">
            <text:p>0.953216374269006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17.5997672080994" calcext:value-type="float">
            <text:p>17.5997672080994</text:p>
          </table:table-cell>
          <table:table-cell table:style-name="ce1" office:value-type="float" office:value="36.8315405325838" calcext:value-type="float">
            <text:p>36.8315405325838</text:p>
          </table:table-cell>
          <table:table-cell table:style-name="ce2" office:value-type="string" calcext:value-type="string">
            <text:p><text:s/>poly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.618495797077" calcext:value-type="float">
            <text:p>6.618495797077</text:p>
          </table:table-cell>
          <table:table-cell table:style-name="ce1" office:value-type="float" office:value="29.4151095623555" calcext:value-type="float">
            <text:p>29.415109562355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3" calcext:value-type="float">
            <text:p>0.3</text:p>
          </table:table-cell>
          <table:table-cell table:style-name="ce1" office:value-type="string" calcext:value-type="string">
            <text:p>uniform</text:p>
          </table:table-cell>
          <table:table-cell table:style-name="ce1" office:value-type="string" calcext:value-type="string">
            <text:p>None</text:p>
          </table:table-cell>
          <table:table-cell/>
          <table:table-cell table:style-name="ce1" office:value-type="string" calcext:value-type="string">
            <text:p>[[1.0, 50.0], [0, 5], [1.0, 50.0],[0.0, 50.0], [0, 1], [0, 1]]</text:p>
          </table:table-cell>
          <table:table-cell table:style-name="ce1" office:value-type="string" calcext:value-type="string">
            <text:p>[['real'], ['int'], ['real'], ['real'], ['int'], ['int']]</text:p>
          </table:table-cell>
          <table:table-cell/>
          <table:table-cell table:style-name="ce1"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office:value-type="float" office:value="0.947368421052632" calcext:value-type="float">
            <text:p>0.947368421052632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2.1247940063477" calcext:value-type="float">
            <text:p>22.1247940063477</text:p>
          </table:table-cell>
          <table:table-cell table:style-name="ce1" office:value-type="float" office:value="47.4481423551822" calcext:value-type="float">
            <text:p>47.4481423551822</text:p>
          </table:table-cell>
          <table:table-cell table:style-name="ce2" office:value-type="string" calcext:value-type="string">
            <text:p><text:s/>poly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2.288625851793" calcext:value-type="float">
            <text:p>22.288625851793</text:p>
          </table:table-cell>
          <table:table-cell table:style-name="ce1" office:value-type="float" office:value="35.7678794448583" calcext:value-type="float">
            <text:p>35.767879444858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3" calcext:value-type="float">
            <text:p>0.3</text:p>
          </table:table-cell>
          <table:table-cell table:style-name="ce1" office:value-type="string" calcext:value-type="string">
            <text:p>uniform</text:p>
          </table:table-cell>
          <table:table-cell table:style-name="ce1" office:value-type="string" calcext:value-type="string">
            <text:p>None</text:p>
          </table:table-cell>
          <table:table-cell/>
          <table:table-cell table:style-name="ce1" office:value-type="string" calcext:value-type="string">
            <text:p>[[1.0, 50.0], [0, 5], [1.0, 50.0],[0.0, 50.0], [0, 1], [0, 1]]</text:p>
          </table:table-cell>
          <table:table-cell table:style-name="ce1" office:value-type="string" calcext:value-type="string">
            <text:p>[['real'], ['int'], ['real'], ['real'], ['int'], ['int']]</text:p>
          </table:table-cell>
          <table:table-cell/>
          <table:table-cell table:style-name="ce1"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" office:value-type="float" office:value="0.947368421052632" calcext:value-type="float">
            <text:p>0.947368421052632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47.4940774440765" calcext:value-type="float">
            <text:p>47.4940774440765</text:p>
          </table:table-cell>
          <table:table-cell table:style-name="ce1" office:value-type="float" office:value="16.6386361970894" calcext:value-type="float">
            <text:p>16.6386361970894</text:p>
          </table:table-cell>
          <table:table-cell table:style-name="ce2" office:value-type="string" calcext:value-type="string">
            <text:p><text:s/>poly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1.7889218467904" calcext:value-type="float">
            <text:p>21.7889218467904</text:p>
          </table:table-cell>
          <table:table-cell table:style-name="ce1" office:value-type="float" office:value="26.8290469344209" calcext:value-type="float">
            <text:p>26.829046934420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3" calcext:value-type="float">
            <text:p>0.3</text:p>
          </table:table-cell>
          <table:table-cell table:style-name="ce1" office:value-type="string" calcext:value-type="string">
            <text:p>uniform</text:p>
          </table:table-cell>
          <table:table-cell table:style-name="ce1" office:value-type="string" calcext:value-type="string">
            <text:p>None</text:p>
          </table:table-cell>
          <table:table-cell/>
          <table:table-cell table:style-name="ce1" office:value-type="string" calcext:value-type="string">
            <text:p>[[1.0, 50.0], [0, 5], [1.0, 50.0],[0.0, 50.0], [0, 1], [0, 1]]</text:p>
          </table:table-cell>
          <table:table-cell table:style-name="ce1" office:value-type="string" calcext:value-type="string">
            <text:p>[['real'], ['int'], ['real'], ['real'], ['int'], ['int']]</text:p>
          </table:table-cell>
          <table:table-cell/>
          <table:table-cell table:style-name="ce1"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" office:value-type="float" office:value="0.947368421052632" calcext:value-type="float">
            <text:p>0.947368421052632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30.9325113296509" calcext:value-type="float">
            <text:p>30.9325113296509</text:p>
          </table:table-cell>
          <table:table-cell table:style-name="ce1" office:value-type="float" office:value="41.1632371720307" calcext:value-type="float">
            <text:p>41.1632371720307</text:p>
          </table:table-cell>
          <table:table-cell table:style-name="ce2" office:value-type="string" calcext:value-type="string">
            <text:p><text:s/>poly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.76698709453439" calcext:value-type="float">
            <text:p>3.76698709453439</text:p>
          </table:table-cell>
          <table:table-cell table:style-name="ce1" office:value-type="float" office:value="21.7561179223657" calcext:value-type="float">
            <text:p>21.756117922365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3" calcext:value-type="float">
            <text:p>0.3</text:p>
          </table:table-cell>
          <table:table-cell table:style-name="ce1" office:value-type="string" calcext:value-type="string">
            <text:p>uniform</text:p>
          </table:table-cell>
          <table:table-cell table:style-name="ce1" office:value-type="string" calcext:value-type="string">
            <text:p>None</text:p>
          </table:table-cell>
          <table:table-cell/>
          <table:table-cell table:style-name="ce1" office:value-type="string" calcext:value-type="string">
            <text:p>[[1.0, 50.0], [0, 5], [1.0, 50.0],[0.0, 50.0], [0, 1], [0, 1]]</text:p>
          </table:table-cell>
          <table:table-cell table:style-name="ce1" office:value-type="string" calcext:value-type="string">
            <text:p>[['real'], ['int'], ['real'], ['real'], ['int'], ['int']]</text:p>
          </table:table-cell>
          <table:table-cell/>
          <table:table-cell table:style-name="ce1"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" office:value-type="float" office:value="0.941520467836257" calcext:value-type="float">
            <text:p>0.941520467836257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7.0069479942322" calcext:value-type="float">
            <text:p>17.0069479942322</text:p>
          </table:table-cell>
          <table:table-cell table:style-name="ce1" office:value-type="float" office:value="18.1442299409007" calcext:value-type="float">
            <text:p>18.1442299409007</text:p>
          </table:table-cell>
          <table:table-cell table:style-name="ce2" office:value-type="string" calcext:value-type="string">
            <text:p><text:s/>poly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.11977575719387" calcext:value-type="float">
            <text:p>6.11977575719387</text:p>
          </table:table-cell>
          <table:table-cell table:style-name="ce1" office:value-type="float" office:value="35.296983826905" calcext:value-type="float">
            <text:p>35.29698382690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3" calcext:value-type="float">
            <text:p>0.3</text:p>
          </table:table-cell>
          <table:table-cell table:style-name="ce1" office:value-type="string" calcext:value-type="string">
            <text:p>uniform</text:p>
          </table:table-cell>
          <table:table-cell table:style-name="ce1" office:value-type="string" calcext:value-type="string">
            <text:p>None</text:p>
          </table:table-cell>
          <table:table-cell/>
          <table:table-cell table:style-name="ce1" office:value-type="string" calcext:value-type="string">
            <text:p>[[1.0, 50.0], [0, 5], [1.0, 50.0],[0.0, 50.0], [0, 1], [0, 1]]</text:p>
          </table:table-cell>
          <table:table-cell table:style-name="ce1" office:value-type="string" calcext:value-type="string">
            <text:p>[['real'], ['int'], ['real'], ['real'], ['int'], ['int']]</text:p>
          </table:table-cell>
          <table:table-cell/>
          <table:table-cell table:style-name="ce1"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" office:value-type="float" office:value="0.95906432748538" calcext:value-type="float">
            <text:p>0.9590643274853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30.1487638950348" calcext:value-type="float">
            <text:p>30.1487638950348</text:p>
          </table:table-cell>
          <table:table-cell table:style-name="ce1" office:value-type="float" office:value="10.1007385094522" calcext:value-type="float">
            <text:p>10.1007385094522</text:p>
          </table:table-cell>
          <table:table-cell table:style-name="ce2" office:value-type="string" calcext:value-type="string">
            <text:p><text:s/>poly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6.7833150492585" calcext:value-type="float">
            <text:p>46.7833150492585</text:p>
          </table:table-cell>
          <table:table-cell table:style-name="ce1" office:value-type="float" office:value="15.854897408771" calcext:value-type="float">
            <text:p>15.85489740877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3" calcext:value-type="float">
            <text:p>0.3</text:p>
          </table:table-cell>
          <table:table-cell table:style-name="ce1" office:value-type="string" calcext:value-type="string">
            <text:p>uniform</text:p>
          </table:table-cell>
          <table:table-cell table:style-name="ce1" office:value-type="string" calcext:value-type="string">
            <text:p>None</text:p>
          </table:table-cell>
          <table:table-cell/>
          <table:table-cell table:style-name="ce1" office:value-type="string" calcext:value-type="string">
            <text:p>[[1.0, 50.0], [0, 5], [1.0, 50.0],[0.0, 50.0], [0, 1], [0, 1]]</text:p>
          </table:table-cell>
          <table:table-cell table:style-name="ce1" office:value-type="string" calcext:value-type="string">
            <text:p>[['real'], ['int'], ['real'], ['real'], ['int'], ['int']]</text:p>
          </table:table-cell>
          <table:table-cell/>
          <table:table-cell table:style-name="ce1"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" office:value-type="float" office:value="0.964912280701754" calcext:value-type="float">
            <text:p>0.964912280701754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3.9651594161987" calcext:value-type="float">
            <text:p>23.9651594161987</text:p>
          </table:table-cell>
          <table:table-cell table:style-name="ce1" office:value-type="float" office:value="4.87903654381502" calcext:value-type="float">
            <text:p>4.87903654381502</text:p>
          </table:table-cell>
          <table:table-cell table:style-name="ce2" office:value-type="string" calcext:value-type="string">
            <text:p><text:s/>poly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.5460332192875" calcext:value-type="float">
            <text:p>8.5460332192875</text:p>
          </table:table-cell>
          <table:table-cell table:style-name="ce1" office:value-type="float" office:value="48.0245741226128" calcext:value-type="float">
            <text:p>48.0245741226128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3" calcext:value-type="float">
            <text:p>0.3</text:p>
          </table:table-cell>
          <table:table-cell table:style-name="ce1" office:value-type="string" calcext:value-type="string">
            <text:p>uniform</text:p>
          </table:table-cell>
          <table:table-cell table:style-name="ce1" office:value-type="string" calcext:value-type="string">
            <text:p>None</text:p>
          </table:table-cell>
          <table:table-cell/>
          <table:table-cell table:style-name="ce1" office:value-type="string" calcext:value-type="string">
            <text:p>[[1.0, 50.0], [0, 5], [1.0, 50.0],[0.0, 50.0], [0, 1], [0, 1]]</text:p>
          </table:table-cell>
          <table:table-cell table:style-name="ce1" office:value-type="string" calcext:value-type="string">
            <text:p>[['real'], ['int'], ['real'], ['real'], ['int'], ['int']]</text:p>
          </table:table-cell>
          <table:table-cell/>
          <table:table-cell table:style-name="ce1"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" office:value-type="float" office:value="0.923976608187135" calcext:value-type="float">
            <text:p>0.923976608187135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18.6389448642731" calcext:value-type="float">
            <text:p>18.6389448642731</text:p>
          </table:table-cell>
          <table:table-cell table:style-name="ce1" office:value-type="float" office:value="41.8185901769205" calcext:value-type="float">
            <text:p>41.8185901769205</text:p>
          </table:table-cell>
          <table:table-cell table:style-name="ce2" office:value-type="string" calcext:value-type="string">
            <text:p><text:s/>poly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3.8970574361267" calcext:value-type="float">
            <text:p>13.8970574361267</text:p>
          </table:table-cell>
          <table:table-cell table:style-name="ce1" office:value-type="float" office:value="44.88403463744" calcext:value-type="float">
            <text:p>44.88403463744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3" calcext:value-type="float">
            <text:p>0.3</text:p>
          </table:table-cell>
          <table:table-cell table:style-name="ce1" office:value-type="string" calcext:value-type="string">
            <text:p>uniform</text:p>
          </table:table-cell>
          <table:table-cell table:style-name="ce1" office:value-type="string" calcext:value-type="string">
            <text:p>None</text:p>
          </table:table-cell>
          <table:table-cell/>
          <table:table-cell table:style-name="ce1" office:value-type="string" calcext:value-type="string">
            <text:p>[[1.0, 50.0], [0, 5], [1.0, 50.0],[0.0, 50.0], [0, 1], [0, 1]]</text:p>
          </table:table-cell>
          <table:table-cell table:style-name="ce1" office:value-type="string" calcext:value-type="string">
            <text:p>[['real'], ['int'], ['real'], ['real'], ['int'], ['int']]</text:p>
          </table:table-cell>
          <table:table-cell/>
          <table:table-cell table:style-name="ce1"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" office:value-type="float" office:value="0.941520467836257" calcext:value-type="float">
            <text:p>0.941520467836257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1.3663890361786" calcext:value-type="float">
            <text:p>21.3663890361786</text:p>
          </table:table-cell>
          <table:table-cell table:style-name="ce1" office:value-type="float" office:value="25.1642343165069" calcext:value-type="float">
            <text:p>25.1642343165069</text:p>
          </table:table-cell>
          <table:table-cell table:style-name="ce2" office:value-type="string" calcext:value-type="string">
            <text:p><text:s/>poly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35.3037402519153" calcext:value-type="float">
            <text:p>35.3037402519153</text:p>
          </table:table-cell>
          <table:table-cell table:style-name="ce1" office:value-type="float" office:value="6.73575461115003" calcext:value-type="float">
            <text:p>6.7357546111500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3" calcext:value-type="float">
            <text:p>0.3</text:p>
          </table:table-cell>
          <table:table-cell table:style-name="ce1" office:value-type="string" calcext:value-type="string">
            <text:p>uniform</text:p>
          </table:table-cell>
          <table:table-cell table:style-name="ce1" office:value-type="string" calcext:value-type="string">
            <text:p>None</text:p>
          </table:table-cell>
          <table:table-cell/>
          <table:table-cell table:style-name="ce1" office:value-type="string" calcext:value-type="string">
            <text:p>[[1.0, 50.0], [0, 5], [1.0, 50.0],[0.0, 50.0], [0, 1], [0, 1]]</text:p>
          </table:table-cell>
          <table:table-cell table:style-name="ce1" office:value-type="string" calcext:value-type="string">
            <text:p>[['real'], ['int'], ['real'], ['real'], ['int'], ['int']]</text:p>
          </table:table-cell>
          <table:table-cell/>
          <table:table-cell table:style-name="ce1"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2" office:value-type="float" office:value="0.982456140350877" calcext:value-type="float">
            <text:p>0.982456140350877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22.0059127807617" calcext:value-type="float">
            <text:p>22.0059127807617</text:p>
          </table:table-cell>
          <table:table-cell table:style-name="ce1" office:value-type="float" office:value="13.8897383018503" calcext:value-type="float">
            <text:p>13.8897383018503</text:p>
          </table:table-cell>
          <table:table-cell table:style-name="ce2" office:value-type="string" calcext:value-type="string">
            <text:p><text:s/>poly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.761072927345" calcext:value-type="float">
            <text:p>3.761072927345</text:p>
          </table:table-cell>
          <table:table-cell table:style-name="ce1" office:value-type="float" office:value="25.0664778316271" calcext:value-type="float">
            <text:p>25.066477831627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3" calcext:value-type="float">
            <text:p>0.3</text:p>
          </table:table-cell>
          <table:table-cell table:style-name="ce1" office:value-type="string" calcext:value-type="string">
            <text:p>uniform</text:p>
          </table:table-cell>
          <table:table-cell table:style-name="ce1" office:value-type="string" calcext:value-type="string">
            <text:p>None</text:p>
          </table:table-cell>
          <table:table-cell/>
          <table:table-cell table:style-name="ce1" office:value-type="string" calcext:value-type="string">
            <text:p>[[1.0, 50.0], [0, 5], [1.0, 50.0],[0.0, 50.0], [0, 1], [0, 1]]</text:p>
          </table:table-cell>
          <table:table-cell table:style-name="ce1" office:value-type="string" calcext:value-type="string">
            <text:p>[['real'], ['int'], ['real'], ['real'], ['int'], ['int']]</text:p>
          </table:table-cell>
          <table:table-cell/>
          <table:table-cell table:style-name="ce1"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2" office:value-type="float" office:value="0.964912280701754" calcext:value-type="float">
            <text:p>0.96491228070175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32.0796544551849" calcext:value-type="float">
            <text:p>32.0796544551849</text:p>
          </table:table-cell>
          <table:table-cell table:style-name="ce1" office:value-type="float" office:value="7.4649412483629" calcext:value-type="float">
            <text:p>7.4649412483629</text:p>
          </table:table-cell>
          <table:table-cell table:style-name="ce2" office:value-type="string" calcext:value-type="string">
            <text:p><text:s/>poly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.92154005950369" calcext:value-type="float">
            <text:p>6.92154005950369</text:p>
          </table:table-cell>
          <table:table-cell table:style-name="ce1" office:value-type="float" office:value="29.423980343443" calcext:value-type="float">
            <text:p>29.42398034344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/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3" calcext:value-type="float">
            <text:p>0.3</text:p>
          </table:table-cell>
          <table:table-cell table:style-name="ce1" office:value-type="string" calcext:value-type="string">
            <text:p>uniform</text:p>
          </table:table-cell>
          <table:table-cell table:style-name="ce1" office:value-type="string" calcext:value-type="string">
            <text:p>None</text:p>
          </table:table-cell>
          <table:table-cell/>
          <table:table-cell table:style-name="ce1" office:value-type="string" calcext:value-type="string">
            <text:p>[[1.0, 50.0], [0, 5], [1.0, 50.0],[0.0, 50.0], [0, 1], [0, 1]]</text:p>
          </table:table-cell>
          <table:table-cell table:style-name="ce1" office:value-type="string" calcext:value-type="string">
            <text:p>[['real'], ['int'], ['real'], ['real'], ['int'], ['int']]</text:p>
          </table:table-cell>
          <table:table-cell/>
          <table:table-cell table:style-name="ce1"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2" office:value-type="float" office:value="0.982456140350877" calcext:value-type="float">
            <text:p>0.982456140350877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26.3121290206909" calcext:value-type="float">
            <text:p>26.3121290206909</text:p>
          </table:table-cell>
          <table:table-cell table:style-name="ce1" office:value-type="float" office:value="12.2868879045206" calcext:value-type="float">
            <text:p>12.2868879045206</text:p>
          </table:table-cell>
          <table:table-cell table:style-name="ce2" office:value-type="string" calcext:value-type="string">
            <text:p><text:s/>poly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.4109807861346" calcext:value-type="float">
            <text:p>10.4109807861346</text:p>
          </table:table-cell>
          <table:table-cell table:style-name="ce1" office:value-type="float" office:value="3.3787104248222" calcext:value-type="float">
            <text:p>3.378710424822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3" calcext:value-type="float">
            <text:p>0.3</text:p>
          </table:table-cell>
          <table:table-cell table:style-name="ce1" office:value-type="string" calcext:value-type="string">
            <text:p>uniform</text:p>
          </table:table-cell>
          <table:table-cell table:style-name="ce1" office:value-type="string" calcext:value-type="string">
            <text:p>None</text:p>
          </table:table-cell>
          <table:table-cell/>
          <table:table-cell table:style-name="ce1" office:value-type="string" calcext:value-type="string">
            <text:p>[[1.0, 50.0], [0, 5], [1.0, 50.0],[0.0, 50.0], [0, 1], [0, 1]]</text:p>
          </table:table-cell>
          <table:table-cell table:style-name="ce1" office:value-type="string" calcext:value-type="string">
            <text:p>[['real'], ['int'], ['real'], ['real'], ['int'], ['int']]</text:p>
          </table:table-cell>
          <table:table-cell/>
          <table:table-cell table:style-name="ce1"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2" office:value-type="float" office:value="0.941520467836257" calcext:value-type="float">
            <text:p>0.941520467836257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1.3873298168182" calcext:value-type="float">
            <text:p>21.3873298168182</text:p>
          </table:table-cell>
          <table:table-cell table:style-name="ce1" office:value-type="float" office:value="27.5702117021026" calcext:value-type="float">
            <text:p>27.5702117021026</text:p>
          </table:table-cell>
          <table:table-cell table:style-name="ce2" office:value-type="string" calcext:value-type="string">
            <text:p><text:s/>poly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39.1414572637236" calcext:value-type="float">
            <text:p>39.1414572637236</text:p>
          </table:table-cell>
          <table:table-cell table:style-name="ce1" office:value-type="float" office:value="6.38083470020221" calcext:value-type="float">
            <text:p>6.3808347002022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3" calcext:value-type="float">
            <text:p>0.3</text:p>
          </table:table-cell>
          <table:table-cell table:style-name="ce1" office:value-type="string" calcext:value-type="string">
            <text:p>uniform</text:p>
          </table:table-cell>
          <table:table-cell table:style-name="ce1" office:value-type="string" calcext:value-type="string">
            <text:p>None</text:p>
          </table:table-cell>
          <table:table-cell/>
          <table:table-cell table:style-name="ce1" office:value-type="string" calcext:value-type="string">
            <text:p>[[1.0, 50.0], [0, 5], [1.0, 50.0],[0.0, 50.0], [0, 1], [0, 1]]</text:p>
          </table:table-cell>
          <table:table-cell table:style-name="ce1" office:value-type="string" calcext:value-type="string">
            <text:p>[['real'], ['int'], ['real'], ['real'], ['int'], ['int']]</text:p>
          </table:table-cell>
          <table:table-cell/>
          <table:table-cell table:style-name="ce1"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2" office:value-type="float" office:value="0.976608187134503" calcext:value-type="float">
            <text:p>0.976608187134503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20.4546239376068" calcext:value-type="float">
            <text:p>20.4546239376068</text:p>
          </table:table-cell>
          <table:table-cell table:style-name="ce1" office:value-type="float" office:value="40.3593725273166" calcext:value-type="float">
            <text:p>40.3593725273166</text:p>
          </table:table-cell>
          <table:table-cell table:style-name="ce2" office:value-type="string" calcext:value-type="string">
            <text:p><text:s/>poly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.81234610238386" calcext:value-type="float">
            <text:p>1.81234610238386</text:p>
          </table:table-cell>
          <table:table-cell table:style-name="ce1" office:value-type="float" office:value="42.1716658197292" calcext:value-type="float">
            <text:p>42.171665819729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3" calcext:value-type="float">
            <text:p>0.3</text:p>
          </table:table-cell>
          <table:table-cell table:style-name="ce1" office:value-type="string" calcext:value-type="string">
            <text:p>uniform</text:p>
          </table:table-cell>
          <table:table-cell table:style-name="ce1" office:value-type="string" calcext:value-type="string">
            <text:p>None</text:p>
          </table:table-cell>
          <table:table-cell/>
          <table:table-cell table:style-name="ce1" office:value-type="string" calcext:value-type="string">
            <text:p>[[1.0, 50.0], [0, 5], [1.0, 50.0],[0.0, 50.0], [0, 1], [0, 1]]</text:p>
          </table:table-cell>
          <table:table-cell table:style-name="ce1" office:value-type="string" calcext:value-type="string">
            <text:p>[['real'], ['int'], ['real'], ['real'], ['int'], ['int']]</text:p>
          </table:table-cell>
          <table:table-cell/>
          <table:table-cell table:style-name="ce1"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2" office:value-type="float" office:value="0.947368421052632" calcext:value-type="float">
            <text:p>0.947368421052632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18.8819603919983" calcext:value-type="float">
            <text:p>18.8819603919983</text:p>
          </table:table-cell>
          <table:table-cell table:style-name="ce1" office:value-type="float" office:value="37.4358690176352" calcext:value-type="float">
            <text:p>37.4358690176352</text:p>
          </table:table-cell>
          <table:table-cell table:style-name="ce2" office:value-type="string" calcext:value-type="string">
            <text:p><text:s/>poly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7.2877523589796" calcext:value-type="float">
            <text:p>17.2877523589796</text:p>
          </table:table-cell>
          <table:table-cell table:style-name="ce1" office:value-type="float" office:value="45.3545216649434" calcext:value-type="float">
            <text:p>45.354521664943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3" calcext:value-type="float">
            <text:p>0.3</text:p>
          </table:table-cell>
          <table:table-cell table:style-name="ce1" office:value-type="string" calcext:value-type="string">
            <text:p>uniform</text:p>
          </table:table-cell>
          <table:table-cell table:style-name="ce1" office:value-type="string" calcext:value-type="string">
            <text:p>None</text:p>
          </table:table-cell>
          <table:table-cell/>
          <table:table-cell table:style-name="ce1" office:value-type="string" calcext:value-type="string">
            <text:p>[[1.0, 50.0], [0, 5], [1.0, 50.0],[0.0, 50.0], [0, 1], [0, 1]]</text:p>
          </table:table-cell>
          <table:table-cell table:style-name="ce1" office:value-type="string" calcext:value-type="string">
            <text:p>[['real'], ['int'], ['real'], ['real'], ['int'], ['int']]</text:p>
          </table:table-cell>
          <table:table-cell/>
          <table:table-cell table:style-name="ce1"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2" office:value-type="float" office:value="0.947368421052632" calcext:value-type="float">
            <text:p>0.94736842105263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54.7072010040283" calcext:value-type="float">
            <text:p>54.7072010040283</text:p>
          </table:table-cell>
          <table:table-cell table:style-name="ce1" office:value-type="float" office:value="16.4058473490797" calcext:value-type="float">
            <text:p>16.4058473490797</text:p>
          </table:table-cell>
          <table:table-cell table:style-name="ce2" office:value-type="string" calcext:value-type="string">
            <text:p><text:s/>poly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5.9308167788069" calcext:value-type="float">
            <text:p>25.9308167788069</text:p>
          </table:table-cell>
          <table:table-cell table:style-name="ce1" office:value-type="float" office:value="14.5789746052524" calcext:value-type="float">
            <text:p>14.578974605252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/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3" calcext:value-type="float">
            <text:p>0.3</text:p>
          </table:table-cell>
          <table:table-cell table:style-name="ce1" office:value-type="string" calcext:value-type="string">
            <text:p>uniform</text:p>
          </table:table-cell>
          <table:table-cell table:style-name="ce1" office:value-type="string" calcext:value-type="string">
            <text:p>None</text:p>
          </table:table-cell>
          <table:table-cell/>
          <table:table-cell table:style-name="ce1" office:value-type="string" calcext:value-type="string">
            <text:p>[[1.0, 50.0], [0, 5], [1.0, 50.0],[0.0, 50.0], [0, 1], [0, 1]]</text:p>
          </table:table-cell>
          <table:table-cell table:style-name="ce1" office:value-type="string" calcext:value-type="string">
            <text:p>[['real'], ['int'], ['real'], ['real'], ['int'], ['int']]</text:p>
          </table:table-cell>
          <table:table-cell/>
          <table:table-cell table:style-name="ce1"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2" office:value-type="float" office:value="0.947368421052632" calcext:value-type="float">
            <text:p>0.947368421052632</text:p>
          </table:table-cell>
          <table:table-cell table:number-columns-repeated="2" table:style-name="ce1" office:value-type="float" office:value="12" calcext:value-type="float">
            <text:p>12</text:p>
          </table:table-cell>
          <table:table-cell table:style-name="ce1" office:value-type="float" office:value="69.2893633842468" calcext:value-type="float">
            <text:p>69.2893633842468</text:p>
          </table:table-cell>
          <table:table-cell table:style-name="ce1" office:value-type="float" office:value="49.2211253619422" calcext:value-type="float">
            <text:p>49.2211253619422</text:p>
          </table:table-cell>
          <table:table-cell table:style-name="ce2" office:value-type="string" calcext:value-type="string">
            <text:p><text:s/>poly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4.4916827399171" calcext:value-type="float">
            <text:p>34.4916827399171</text:p>
          </table:table-cell>
          <table:table-cell table:style-name="ce1" office:value-type="float" office:value="48.570118411355" calcext:value-type="float">
            <text:p>48.57011841135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3" calcext:value-type="float">
            <text:p>0.3</text:p>
          </table:table-cell>
          <table:table-cell table:style-name="ce1" office:value-type="string" calcext:value-type="string">
            <text:p>uniform</text:p>
          </table:table-cell>
          <table:table-cell table:style-name="ce1" office:value-type="string" calcext:value-type="string">
            <text:p>None</text:p>
          </table:table-cell>
          <table:table-cell/>
          <table:table-cell table:style-name="ce1" office:value-type="string" calcext:value-type="string">
            <text:p>[[1.0, 50.0], [0, 5], [1.0, 50.0],[0.0, 50.0], [0, 1], [0, 1]]</text:p>
          </table:table-cell>
          <table:table-cell table:style-name="ce1" office:value-type="string" calcext:value-type="string">
            <text:p>[['real'], ['int'], ['real'], ['real'], ['int'], ['int']]</text:p>
          </table:table-cell>
          <table:table-cell/>
          <table:table-cell table:style-name="ce1"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2" office:value-type="float" office:value="0.923976608187135" calcext:value-type="float">
            <text:p>0.923976608187135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4.529171705246" calcext:value-type="float">
            <text:p>24.529171705246</text:p>
          </table:table-cell>
          <table:table-cell table:style-name="ce1" office:value-type="float" office:value="1.90576569088816" calcext:value-type="float">
            <text:p>1.90576569088816</text:p>
          </table:table-cell>
          <table:table-cell table:style-name="ce2" office:value-type="string" calcext:value-type="string">
            <text:p><text:s/>poly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.32786736332991" calcext:value-type="float">
            <text:p>7.32786736332991</text:p>
          </table:table-cell>
          <table:table-cell table:style-name="ce1" office:value-type="float" office:value="11.5701511786822" calcext:value-type="float">
            <text:p>11.570151178682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3" calcext:value-type="float">
            <text:p>0.3</text:p>
          </table:table-cell>
          <table:table-cell table:style-name="ce1" office:value-type="string" calcext:value-type="string">
            <text:p>uniform</text:p>
          </table:table-cell>
          <table:table-cell table:style-name="ce1" office:value-type="string" calcext:value-type="string">
            <text:p>None</text:p>
          </table:table-cell>
          <table:table-cell/>
          <table:table-cell table:style-name="ce1" office:value-type="string" calcext:value-type="string">
            <text:p>[[1.0, 50.0], [0, 5], [1.0, 50.0],[0.0, 50.0], [0, 1], [0, 1]]</text:p>
          </table:table-cell>
          <table:table-cell table:style-name="ce1" office:value-type="string" calcext:value-type="string">
            <text:p>[['real'], ['int'], ['real'], ['real'], ['int'], ['int']]</text:p>
          </table:table-cell>
          <table:table-cell/>
          <table:table-cell table:style-name="ce1"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2" office:value-type="float" office:value="0.976608187134503" calcext:value-type="float">
            <text:p>0.976608187134503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30.7147843837738" calcext:value-type="float">
            <text:p>30.7147843837738</text:p>
          </table:table-cell>
          <table:table-cell table:style-name="ce1" office:value-type="float" office:value="2.13668788927239" calcext:value-type="float">
            <text:p>2.13668788927239</text:p>
          </table:table-cell>
          <table:table-cell table:style-name="ce2" office:value-type="string" calcext:value-type="string">
            <text:p><text:s/>poly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3.634652853956" calcext:value-type="float">
            <text:p>23.634652853956</text:p>
          </table:table-cell>
          <table:table-cell table:style-name="ce1" office:value-type="float" office:value="41.4636086105436" calcext:value-type="float">
            <text:p>41.463608610543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3" calcext:value-type="float">
            <text:p>0.3</text:p>
          </table:table-cell>
          <table:table-cell table:style-name="ce1" office:value-type="string" calcext:value-type="string">
            <text:p>uniform</text:p>
          </table:table-cell>
          <table:table-cell table:style-name="ce1" office:value-type="string" calcext:value-type="string">
            <text:p>None</text:p>
          </table:table-cell>
          <table:table-cell/>
          <table:table-cell table:style-name="ce1" office:value-type="string" calcext:value-type="string">
            <text:p>[[1.0, 50.0], [0, 5], [1.0, 50.0],[0.0, 50.0], [0, 1], [0, 1]]</text:p>
          </table:table-cell>
          <table:table-cell table:style-name="ce1" office:value-type="string" calcext:value-type="string">
            <text:p>[['real'], ['int'], ['real'], ['real'], ['int'], ['int']]</text:p>
          </table:table-cell>
          <table:table-cell/>
          <table:table-cell table:style-name="ce1"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2" office:value-type="float" office:value="0.929824561403509" calcext:value-type="float">
            <text:p>0.929824561403509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8.6939845085144" calcext:value-type="float">
            <text:p>58.6939845085144</text:p>
          </table:table-cell>
          <table:table-cell table:style-name="ce1" office:value-type="float" office:value="17.9805544895282" calcext:value-type="float">
            <text:p>17.9805544895282</text:p>
          </table:table-cell>
          <table:table-cell table:style-name="ce2" office:value-type="string" calcext:value-type="string">
            <text:p><text:s/>poly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1.3504120206393" calcext:value-type="float">
            <text:p>31.3504120206393</text:p>
          </table:table-cell>
          <table:table-cell table:style-name="ce1" office:value-type="float" office:value="33.7195882821264" calcext:value-type="float">
            <text:p>33.719588282126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3" calcext:value-type="float">
            <text:p>0.3</text:p>
          </table:table-cell>
          <table:table-cell table:style-name="ce1" office:value-type="string" calcext:value-type="string">
            <text:p>uniform</text:p>
          </table:table-cell>
          <table:table-cell table:style-name="ce1" office:value-type="string" calcext:value-type="string">
            <text:p>None</text:p>
          </table:table-cell>
          <table:table-cell/>
          <table:table-cell table:style-name="ce1" office:value-type="string" calcext:value-type="string">
            <text:p>[[1.0, 50.0], [0, 5], [1.0, 50.0],[0.0, 50.0], [0, 1], [0, 1]]</text:p>
          </table:table-cell>
          <table:table-cell table:style-name="ce1" office:value-type="string" calcext:value-type="string">
            <text:p>[['real'], ['int'], ['real'], ['real'], ['int'], ['int']]</text:p>
          </table:table-cell>
          <table:table-cell/>
          <table:table-cell table:style-name="ce1"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2" office:value-type="float" office:value="0.929824561403509" calcext:value-type="float">
            <text:p>0.929824561403509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6.7568442821503" calcext:value-type="float">
            <text:p>26.7568442821503</text:p>
          </table:table-cell>
          <table:table-cell table:style-name="ce1" office:value-type="float" office:value="13.6052327987075" calcext:value-type="float">
            <text:p>13.6052327987075</text:p>
          </table:table-cell>
          <table:table-cell table:style-name="ce2" office:value-type="string" calcext:value-type="string">
            <text:p><text:s/>poly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.30946099431951" calcext:value-type="float">
            <text:p>2.30946099431951</text:p>
          </table:table-cell>
          <table:table-cell table:style-name="ce1" office:value-type="float" office:value="28.7962303089417" calcext:value-type="float">
            <text:p>28.7962303089417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3" calcext:value-type="float">
            <text:p>0.3</text:p>
          </table:table-cell>
          <table:table-cell table:style-name="ce1" office:value-type="string" calcext:value-type="string">
            <text:p>uniform</text:p>
          </table:table-cell>
          <table:table-cell table:style-name="ce1" office:value-type="string" calcext:value-type="string">
            <text:p>None</text:p>
          </table:table-cell>
          <table:table-cell/>
          <table:table-cell table:style-name="ce1" office:value-type="string" calcext:value-type="string">
            <text:p>[[1.0, 50.0], [0, 5], [1.0, 50.0],[0.0, 50.0], [0, 1], [0, 1]]</text:p>
          </table:table-cell>
          <table:table-cell table:style-name="ce1" office:value-type="string" calcext:value-type="string">
            <text:p>[['real'], ['int'], ['real'], ['real'], ['int'], ['int']]</text:p>
          </table:table-cell>
          <table:table-cell/>
          <table:table-cell table:style-name="ce1"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2" office:value-type="float" office:value="0.953216374269006" calcext:value-type="float">
            <text:p>0.953216374269006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3.4851496219635" calcext:value-type="float">
            <text:p>33.4851496219635</text:p>
          </table:table-cell>
          <table:table-cell table:style-name="ce1" office:value-type="float" office:value="41.8685672670166" calcext:value-type="float">
            <text:p>41.8685672670166</text:p>
          </table:table-cell>
          <table:table-cell table:style-name="ce2" office:value-type="string" calcext:value-type="string">
            <text:p><text:s/>poly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1.6811952607476" calcext:value-type="float">
            <text:p>21.6811952607476</text:p>
          </table:table-cell>
          <table:table-cell table:style-name="ce1" office:value-type="float" office:value="9.32564377492006" calcext:value-type="float">
            <text:p>9.32564377492006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3" calcext:value-type="float">
            <text:p>0.3</text:p>
          </table:table-cell>
          <table:table-cell table:style-name="ce1" office:value-type="string" calcext:value-type="string">
            <text:p>uniform</text:p>
          </table:table-cell>
          <table:table-cell table:style-name="ce1" office:value-type="string" calcext:value-type="string">
            <text:p>None</text:p>
          </table:table-cell>
          <table:table-cell/>
          <table:table-cell table:style-name="ce1" office:value-type="string" calcext:value-type="string">
            <text:p>[[1.0, 50.0], [0, 5], [1.0, 50.0],[0.0, 50.0], [0, 1], [0, 1]]</text:p>
          </table:table-cell>
          <table:table-cell table:style-name="ce1" office:value-type="string" calcext:value-type="string">
            <text:p>[['real'], ['int'], ['real'], ['real'], ['int'], ['int']]</text:p>
          </table:table-cell>
          <table:table-cell/>
          <table:table-cell table:style-name="ce1"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2" office:value-type="float" office:value="0.953216374269006" calcext:value-type="float">
            <text:p>0.953216374269006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9.3541986942291" calcext:value-type="float">
            <text:p>19.3541986942291</text:p>
          </table:table-cell>
          <table:table-cell table:style-name="ce1" office:value-type="float" office:value="28.6441739080374" calcext:value-type="float">
            <text:p>28.6441739080374</text:p>
          </table:table-cell>
          <table:table-cell table:style-name="ce2" office:value-type="string" calcext:value-type="string">
            <text:p><text:s/>poly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.34978403506772" calcext:value-type="float">
            <text:p>1.34978403506772</text:p>
          </table:table-cell>
          <table:table-cell table:style-name="ce1" office:value-type="float" office:value="21.7187157587681" calcext:value-type="float">
            <text:p>21.718715758768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3" calcext:value-type="float">
            <text:p>0.3</text:p>
          </table:table-cell>
          <table:table-cell table:style-name="ce1" office:value-type="string" calcext:value-type="string">
            <text:p>uniform</text:p>
          </table:table-cell>
          <table:table-cell table:style-name="ce1" office:value-type="string" calcext:value-type="string">
            <text:p>None</text:p>
          </table:table-cell>
          <table:table-cell/>
          <table:table-cell table:style-name="ce1" office:value-type="string" calcext:value-type="string">
            <text:p>[[1.0, 50.0], [0, 5], [1.0, 50.0],[0.0, 50.0], [0, 1], [0, 1]]</text:p>
          </table:table-cell>
          <table:table-cell table:style-name="ce1" office:value-type="string" calcext:value-type="string">
            <text:p>[['real'], ['int'], ['real'], ['real'], ['int'], ['int']]</text:p>
          </table:table-cell>
          <table:table-cell/>
          <table:table-cell table:style-name="ce1"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2" office:value-type="float" office:value="0.95906432748538" calcext:value-type="float">
            <text:p>0.95906432748538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9.1750314235687" calcext:value-type="float">
            <text:p>19.1750314235687</text:p>
          </table:table-cell>
          <table:table-cell table:style-name="ce1" office:value-type="float" office:value="3.80353876937642" calcext:value-type="float">
            <text:p>3.80353876937642</text:p>
          </table:table-cell>
          <table:table-cell table:style-name="ce2" office:value-type="string" calcext:value-type="string">
            <text:p><text:s/>poly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7.278871398587" calcext:value-type="float">
            <text:p>27.278871398587</text:p>
          </table:table-cell>
          <table:table-cell table:style-name="ce1" office:value-type="float" office:value="33.0851960152959" calcext:value-type="float">
            <text:p>33.085196015295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3" calcext:value-type="float">
            <text:p>0.3</text:p>
          </table:table-cell>
          <table:table-cell table:style-name="ce1" office:value-type="string" calcext:value-type="string">
            <text:p>uniform</text:p>
          </table:table-cell>
          <table:table-cell table:style-name="ce1" office:value-type="string" calcext:value-type="string">
            <text:p>None</text:p>
          </table:table-cell>
          <table:table-cell/>
          <table:table-cell table:style-name="ce1" office:value-type="string" calcext:value-type="string">
            <text:p>[[1.0, 50.0], [0, 5], [1.0, 50.0],[0.0, 50.0], [0, 1], [0, 1]]</text:p>
          </table:table-cell>
          <table:table-cell table:style-name="ce1" office:value-type="string" calcext:value-type="string">
            <text:p>[['real'], ['int'], ['real'], ['real'], ['int'], ['int']]</text:p>
          </table:table-cell>
          <table:table-cell/>
          <table:table-cell table:style-name="ce1"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2" office:value-type="float" office:value="0.95906432748538" calcext:value-type="float">
            <text:p>0.95906432748538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39.9966700077057" calcext:value-type="float">
            <text:p>39.9966700077057</text:p>
          </table:table-cell>
          <table:table-cell table:style-name="ce1" office:value-type="float" office:value="7.82095812080026" calcext:value-type="float">
            <text:p>7.82095812080026</text:p>
          </table:table-cell>
          <table:table-cell table:style-name="ce2" office:value-type="string" calcext:value-type="string">
            <text:p><text:s/>poly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7.4276028133142" calcext:value-type="float">
            <text:p>17.4276028133142</text:p>
          </table:table-cell>
          <table:table-cell table:style-name="ce1" office:value-type="float" office:value="22.8296058515315" calcext:value-type="float">
            <text:p>22.829605851531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/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3" calcext:value-type="float">
            <text:p>0.3</text:p>
          </table:table-cell>
          <table:table-cell table:style-name="ce1" office:value-type="string" calcext:value-type="string">
            <text:p>uniform</text:p>
          </table:table-cell>
          <table:table-cell table:style-name="ce1" office:value-type="string" calcext:value-type="string">
            <text:p>None</text:p>
          </table:table-cell>
          <table:table-cell/>
          <table:table-cell table:style-name="ce1" office:value-type="string" calcext:value-type="string">
            <text:p>[[1.0, 50.0], [0, 5], [1.0, 50.0],[0.0, 50.0], [0, 1], [0, 1]]</text:p>
          </table:table-cell>
          <table:table-cell table:style-name="ce1" office:value-type="string" calcext:value-type="string">
            <text:p>[['real'], ['int'], ['real'], ['real'], ['int'], ['int']]</text:p>
          </table:table-cell>
          <table:table-cell/>
          <table:table-cell table:style-name="ce1"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2" office:value-type="float" office:value="0.947368421052632" calcext:value-type="float">
            <text:p>0.947368421052632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0.1551465988159" calcext:value-type="float">
            <text:p>20.1551465988159</text:p>
          </table:table-cell>
          <table:table-cell table:style-name="ce1" office:value-type="float" office:value="45.1329420641728" calcext:value-type="float">
            <text:p>45.1329420641728</text:p>
          </table:table-cell>
          <table:table-cell table:style-name="ce2" office:value-type="string" calcext:value-type="string">
            <text:p><text:s/>poly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37.3739189142468" calcext:value-type="float">
            <text:p>37.3739189142468</text:p>
          </table:table-cell>
          <table:table-cell table:style-name="ce1" office:value-type="float" office:value="45.4244765358804" calcext:value-type="float">
            <text:p>45.424476535880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3" calcext:value-type="float">
            <text:p>0.3</text:p>
          </table:table-cell>
          <table:table-cell table:style-name="ce1" office:value-type="string" calcext:value-type="string">
            <text:p>uniform</text:p>
          </table:table-cell>
          <table:table-cell table:style-name="ce1" office:value-type="string" calcext:value-type="string">
            <text:p>None</text:p>
          </table:table-cell>
          <table:table-cell/>
          <table:table-cell table:style-name="ce1" office:value-type="string" calcext:value-type="string">
            <text:p>[[1.0, 50.0], [0, 5], [1.0, 50.0],[0.0, 50.0], [0, 1], [0, 1]]</text:p>
          </table:table-cell>
          <table:table-cell table:style-name="ce1" office:value-type="string" calcext:value-type="string">
            <text:p>[['real'], ['int'], ['real'], ['real'], ['int'], ['int']]</text:p>
          </table:table-cell>
          <table:table-cell/>
          <table:table-cell table:style-name="ce1"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2" office:value-type="float" office:value="0.935672514619883" calcext:value-type="float">
            <text:p>0.935672514619883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0.4232630729675" calcext:value-type="float">
            <text:p>20.4232630729675</text:p>
          </table:table-cell>
          <table:table-cell table:style-name="ce1" office:value-type="float" office:value="11.6898626706289" calcext:value-type="float">
            <text:p>11.6898626706289</text:p>
          </table:table-cell>
          <table:table-cell table:style-name="ce2" office:value-type="string" calcext:value-type="string">
            <text:p><text:s/>poly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.99243482443435" calcext:value-type="float">
            <text:p>4.99243482443435</text:p>
          </table:table-cell>
          <table:table-cell table:style-name="ce1" office:value-type="float" office:value="5.4270570335207" calcext:value-type="float">
            <text:p>5.427057033520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3" calcext:value-type="float">
            <text:p>0.3</text:p>
          </table:table-cell>
          <table:table-cell table:style-name="ce1" office:value-type="string" calcext:value-type="string">
            <text:p>uniform</text:p>
          </table:table-cell>
          <table:table-cell table:style-name="ce1" office:value-type="string" calcext:value-type="string">
            <text:p>None</text:p>
          </table:table-cell>
          <table:table-cell/>
          <table:table-cell table:style-name="ce1" office:value-type="string" calcext:value-type="string">
            <text:p>[[1.0, 50.0], [0, 5], [1.0, 50.0],[0.0, 50.0], [0, 1], [0, 1]]</text:p>
          </table:table-cell>
          <table:table-cell table:style-name="ce1" office:value-type="string" calcext:value-type="string">
            <text:p>[['real'], ['int'], ['real'], ['real'], ['int'], ['int']]</text:p>
          </table:table-cell>
          <table:table-cell/>
          <table:table-cell table:style-name="ce1"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2" office:value-type="float" office:value="0.935672514619883" calcext:value-type="float">
            <text:p>0.935672514619883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9.8772292137146" calcext:value-type="float">
            <text:p>29.8772292137146</text:p>
          </table:table-cell>
          <table:table-cell table:style-name="ce1" office:value-type="float" office:value="21.3892681009273" calcext:value-type="float">
            <text:p>21.3892681009273</text:p>
          </table:table-cell>
          <table:table-cell table:style-name="ce2" office:value-type="string" calcext:value-type="string">
            <text:p><text:s/>poly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2.5781344978921" calcext:value-type="float">
            <text:p>22.5781344978921</text:p>
          </table:table-cell>
          <table:table-cell table:style-name="ce1" office:value-type="float" office:value="6.96804223691669" calcext:value-type="float">
            <text:p>6.9680422369166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3" calcext:value-type="float">
            <text:p>0.3</text:p>
          </table:table-cell>
          <table:table-cell table:style-name="ce1" office:value-type="string" calcext:value-type="string">
            <text:p>uniform</text:p>
          </table:table-cell>
          <table:table-cell table:style-name="ce1" office:value-type="string" calcext:value-type="string">
            <text:p>None</text:p>
          </table:table-cell>
          <table:table-cell/>
          <table:table-cell table:style-name="ce1" office:value-type="string" calcext:value-type="string">
            <text:p>[[1.0, 50.0], [0, 5], [1.0, 50.0],[0.0, 50.0], [0, 1], [0, 1]]</text:p>
          </table:table-cell>
          <table:table-cell table:style-name="ce1" office:value-type="string" calcext:value-type="string">
            <text:p>[['real'], ['int'], ['real'], ['real'], ['int'], ['int']]</text:p>
          </table:table-cell>
          <table:table-cell/>
          <table:table-cell table:style-name="ce1"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2" office:value-type="float" office:value="0.964912280701754" calcext:value-type="float">
            <text:p>0.964912280701754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8.9639317989349" calcext:value-type="float">
            <text:p>18.9639317989349</text:p>
          </table:table-cell>
          <table:table-cell table:style-name="ce1" office:value-type="float" office:value="26.3984878425157" calcext:value-type="float">
            <text:p>26.3984878425157</text:p>
          </table:table-cell>
          <table:table-cell table:style-name="ce2" office:value-type="string" calcext:value-type="string">
            <text:p><text:s/>poly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.92344385655428" calcext:value-type="float">
            <text:p>2.92344385655428</text:p>
          </table:table-cell>
          <table:table-cell table:style-name="ce1" office:value-type="float" office:value="18.3638677388296" calcext:value-type="float">
            <text:p>18.3638677388296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3" calcext:value-type="float">
            <text:p>0.3</text:p>
          </table:table-cell>
          <table:table-cell table:style-name="ce1" office:value-type="string" calcext:value-type="string">
            <text:p>uniform</text:p>
          </table:table-cell>
          <table:table-cell table:style-name="ce1" office:value-type="string" calcext:value-type="string">
            <text:p>None</text:p>
          </table:table-cell>
          <table:table-cell/>
          <table:table-cell table:style-name="ce1" office:value-type="string" calcext:value-type="string">
            <text:p>[[1.0, 50.0], [0, 5], [1.0, 50.0],[0.0, 50.0], [0, 1], [0, 1]]</text:p>
          </table:table-cell>
          <table:table-cell table:style-name="ce1" office:value-type="string" calcext:value-type="string">
            <text:p>[['real'], ['int'], ['real'], ['real'], ['int'], ['int']]</text:p>
          </table:table-cell>
          <table:table-cell/>
          <table:table-cell table:style-name="ce1" office:value-type="float" office:value="0.3" calcext:value-type="float">
            <text:p>0.3</text:p>
          </table:table-cell>
        </table:table-row>
        <table:table-row table:style-name="ro1">
          <table:table-cell/>
          <table:table-cell table:style-name="ce1" table:number-columns-repeated="20"/>
          <table:table-cell table:number-columns-repeated="5"/>
        </table:table-row>
        <table:table-row table:style-name="ro1">
          <table:table-cell office:value-type="string" calcext:value-type="string">
            <text:p>Média</text:p>
          </table:table-cell>
          <table:table-cell table:style-name="ce1" table:formula="of:=AVERAGE([.B2:.B31])" office:value-type="float" office:value="0.951851851851852" calcext:value-type="float">
            <text:p>0.951851851851852</text:p>
          </table:table-cell>
          <table:table-cell table:style-name="ce1" table:formula="of:=AVERAGE([.C2:.C31])" office:value-type="float" office:value="23.3666666666667" calcext:value-type="float">
            <text:p>23.3666666666667</text:p>
          </table:table-cell>
          <table:table-cell table:style-name="ce1" table:formula="of:=AVERAGE([.D2:.D31])" office:value-type="float" office:value="16.0333333333333" calcext:value-type="float">
            <text:p>16.0333333333333</text:p>
          </table:table-cell>
          <table:table-cell table:style-name="ce1" table:formula="of:=AVERAGE([.E2:.E31])" office:value-type="float" office:value="28.6956302165985" calcext:value-type="float">
            <text:p>28.6956302165985</text:p>
          </table:table-cell>
          <table:table-cell table:style-name="ce1" table:number-columns-repeated="16"/>
          <table:table-cell table:number-columns-repeated="5"/>
        </table:table-row>
        <table:table-row table:style-name="ro1">
          <table:table-cell office:value-type="string" calcext:value-type="string">
            <text:p>Pior</text:p>
          </table:table-cell>
          <table:table-cell table:style-name="ce1" table:formula="of:=MIN([.B2:.B31])" office:value-type="float" office:value="0.923976608187135" calcext:value-type="float">
            <text:p>0.923976608187135</text:p>
          </table:table-cell>
          <table:table-cell table:style-name="ce1" table:formula="of:=MAX([.C2:.C31])" office:value-type="float" office:value="44" calcext:value-type="float">
            <text:p>44</text:p>
          </table:table-cell>
          <table:table-cell table:style-name="ce1" table:formula="of:=MAX([.D2:.D31])" office:value-type="float" office:value="33" calcext:value-type="float">
            <text:p>33</text:p>
          </table:table-cell>
          <table:table-cell table:style-name="ce1" table:formula="of:=MAX([.E2:.E31])" office:value-type="float" office:value="69.2893633842468" calcext:value-type="float">
            <text:p>69.2893633842468</text:p>
          </table:table-cell>
          <table:table-cell table:style-name="ce1" table:number-columns-repeated="16"/>
          <table:table-cell table:number-columns-repeated="5"/>
        </table:table-row>
        <table:table-row table:style-name="ro1">
          <table:table-cell office:value-type="string" calcext:value-type="string">
            <text:p>Melhor</text:p>
          </table:table-cell>
          <table:table-cell table:style-name="ce1" table:formula="of:=MAX([.B2:.B31])" office:value-type="float" office:value="0.982456140350877" calcext:value-type="float">
            <text:p>0.982456140350877</text:p>
          </table:table-cell>
          <table:table-cell table:style-name="ce1" table:formula="of:=MIN([.C2:.C31])" office:value-type="float" office:value="10" calcext:value-type="float">
            <text:p>10</text:p>
          </table:table-cell>
          <table:table-cell table:style-name="ce1" table:formula="of:=MIN([.D2:.D31])" office:value-type="float" office:value="6" calcext:value-type="float">
            <text:p>6</text:p>
          </table:table-cell>
          <table:table-cell table:style-name="ce1" table:formula="of:=MIN([.E2:.E31])" office:value-type="float" office:value="17.0069479942322" calcext:value-type="float">
            <text:p>17.0069479942322</text:p>
          </table:table-cell>
          <table:table-cell table:style-name="ce1" table:number-columns-repeated="16"/>
          <table:table-cell table:number-columns-repeated="5"/>
        </table:table-row>
        <table:table-row table:style-name="ro1">
          <table:table-cell office:value-type="string" calcext:value-type="string">
            <text:p>Desvio Padrão</text:p>
          </table:table-cell>
          <table:table-cell table:style-name="ce1" table:formula="of:=STDEV([.B2:.B31])" office:value-type="float" office:value="0.0162298337912914" calcext:value-type="float">
            <text:p>0.016229833791292</text:p>
          </table:table-cell>
          <table:table-cell table:style-name="ce1" table:formula="of:=STDEV([.C2:.C31])" office:value-type="float" office:value="12.3525324315002" calcext:value-type="float">
            <text:p>12.3525324315002</text:p>
          </table:table-cell>
          <table:table-cell table:style-name="ce1" table:formula="of:=STDEV([.D2:.D31])" office:value-type="float" office:value="7.75701388214667" calcext:value-type="float">
            <text:p>7.75701388214667</text:p>
          </table:table-cell>
          <table:table-cell table:style-name="ce1" table:formula="of:=STDEV([.E2:.E31])" office:value-type="float" office:value="13.0709597290238" calcext:value-type="float">
            <text:p>13.0709597290238</text:p>
          </table:table-cell>
          <table:table-cell table:number-columns-repeated="21"/>
        </table:table-row>
        <table:table-row table:style-name="ro1" table:number-rows-repeated="1048539">
          <table:table-cell table:number-columns-repeated="26"/>
        </table:table-row>
        <table:table-row table:style-name="ro1">
          <table:table-cell table:number-columns-repeated="2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3">00/00/0000</text:date>, <text:time style:data-style-name="N2" text:time-value="18:08:37.77378795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Gianluca Bine</meta:initial-creator>
    <meta:creation-date>2021-05-23T15:00:03.385283494</meta:creation-date>
    <meta:generator>LibreOffice/7.0.5.2$Linux_X86_64 LibreOffice_project/00$Build-2</meta:generator>
    <dc:date>2021-05-23T18:09:52.451455524</dc:date>
    <dc:creator>Gianluca Bine</dc:creator>
    <meta:editing-duration>PT1H6M53S</meta:editing-duration>
    <meta:editing-cycles>10</meta:editing-cycles>
    <meta:document-statistic meta:table-count="1" meta:cell-count="733" meta:object-count="0"/>
  </office:meta>
</office:document-meta>
</file>